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ac70"/>
    </style:style>
    <style:style style:name="P2" style:family="paragraph" style:parent-style-name="Text_20_body">
      <style:text-properties officeooo:paragraph-rsid="00027fc9"/>
    </style:style>
    <style:style style:name="P3" style:family="paragraph" style:parent-style-name="Heading_20_2">
      <style:text-properties officeooo:rsid="0000ac70" officeooo:paragraph-rsid="0000ac70"/>
    </style:style>
    <style:style style:name="P4" style:family="paragraph" style:parent-style-name="Heading_20_3">
      <style:text-properties officeooo:rsid="0000ac70" officeooo:paragraph-rsid="0000ac70"/>
    </style:style>
    <style:style style:name="P5" style:family="paragraph" style:parent-style-name="Heading_20_3">
      <style:text-properties officeooo:rsid="00027fc9" officeooo:paragraph-rsid="00027fc9"/>
    </style:style>
    <style:style style:name="P6" style:family="paragraph" style:parent-style-name="Title">
      <style:text-properties officeooo:rsid="0000ac70" officeooo:paragraph-rsid="0000ac70"/>
    </style:style>
    <style:style style:name="T1" style:family="text">
      <style:text-properties fo:color="#000000" style:font-name="Consolas" fo:font-size="9.5pt" style:font-size-asian="9.5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M3</text:p>
      <text:h text:style-name="P3" text:outline-level="2">1.5</text:h>
      <text:h text:style-name="P4" text:outline-level="3">a)</text:h>
      <text:p text:style-name="P1"><text:span text:style-name="T1">DB_CONNECTION=mysql</text:span></text:p>
      <text:p text:style-name="Standard"><text:span text:style-name="T1">DB_HOST=127.0.0.1</text:span></text:p>
      <text:p text:style-name="Standard"><text:span text:style-name="T1">DB_PORT=3306</text:span></text:p>
      <text:p text:style-name="Standard"><text:span text:style-name="T1">DB_DATABASE=wim2-laravel</text:span></text:p>
      <text:p text:style-name="Standard"><text:span text:style-name="T1">DB_USERNAME=root</text:span></text:p>
      <text:p text:style-name="Standard"><text:span text:style-name="T1">DB_PASSWORD=</text:span></text:p>
      <text:h text:style-name="P5" text:outline-level="3">b)</text:h>
      <text:p text:style-name="P2"/>
      <text:h text:style-name="P5" text:outline-level="3">c)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30T09:54:22.987000000</dc:date>
    <meta:editing-duration>PT24M42S</meta:editing-duration>
    <meta:editing-cycles>2</meta:editing-cycles>
    <meta:document-statistic meta:table-count="0" meta:image-count="0" meta:object-count="0" meta:page-count="1" meta:paragraph-count="11" meta:word-count="11" meta:character-count="112" meta:non-whitespace-character-count="112"/>
  </office:meta>
</office:document-meta>
</file>